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f0875" officeooo:paragraph-rsid="000f0875"/>
    </style:style>
    <style:style style:name="P2" style:family="paragraph" style:parent-style-name="Standard">
      <style:paragraph-properties fo:text-align="center" style:justify-single-word="false"/>
      <style:text-properties style:font-name="Bitstream Charter" officeooo:rsid="000f0875" officeooo:paragraph-rsid="000f0875"/>
    </style:style>
    <style:style style:name="P3" style:family="paragraph" style:parent-style-name="Standard">
      <style:text-properties style:font-name="Bitstream Charter" officeooo:rsid="000f0875" officeooo:paragraph-rsid="001f6cdb"/>
    </style:style>
    <style:style style:name="P4" style:family="paragraph" style:parent-style-name="Standard">
      <style:text-properties style:font-name="Bitstream Charter" officeooo:rsid="000f8fec" officeooo:paragraph-rsid="000f8fec"/>
    </style:style>
    <style:style style:name="P5" style:family="paragraph" style:parent-style-name="Standard">
      <style:text-properties style:font-name="Bitstream Charter" officeooo:rsid="001175d7" officeooo:paragraph-rsid="001175d7"/>
    </style:style>
    <style:style style:name="P6" style:family="paragraph" style:parent-style-name="Standard">
      <style:text-properties style:font-name="Bitstream Charter" officeooo:rsid="0012853b" officeooo:paragraph-rsid="0012853b"/>
    </style:style>
    <style:style style:name="P7" style:family="paragraph" style:parent-style-name="Standard">
      <style:text-properties style:font-name="Bitstream Charter" officeooo:rsid="0012853b" officeooo:paragraph-rsid="0026a9ae"/>
    </style:style>
    <style:style style:name="P8" style:family="paragraph" style:parent-style-name="Standard">
      <style:text-properties style:font-name="Bitstream Charter" officeooo:rsid="001397fb" officeooo:paragraph-rsid="001397fb"/>
    </style:style>
    <style:style style:name="P9" style:family="paragraph" style:parent-style-name="Standard">
      <style:text-properties style:font-name="Bitstream Charter" officeooo:rsid="001f6cdb" officeooo:paragraph-rsid="001f6cdb"/>
    </style:style>
    <style:style style:name="P10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f8fec" officeooo:paragraph-rsid="001956e3" fo:background-color="#1e1e1e"/>
    </style:style>
    <style:style style:name="P11" style:family="paragraph" style:parent-style-name="Standard">
      <style:text-properties fo:color="#ce9178" style:font-name="Droid Sans Mono" fo:font-size="10.5pt" fo:font-weight="normal" officeooo:paragraph-rsid="0012853b" fo:background-color="#1e1e1e"/>
    </style:style>
    <style:style style:name="P12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Bitstream Charter" officeooo:rsid="000f8fec" officeooo:paragraph-rsid="0017a963"/>
    </style:style>
    <style:style style:name="P13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color="#0000cc" style:font-name="Bitstream Charter" fo:font-size="10pt" officeooo:rsid="001956e3" officeooo:paragraph-rsid="001956e3" fo:background-color="transparent" style:font-size-asian="8.75pt" style:font-size-complex="10pt"/>
    </style:style>
    <style:style style:name="P14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color="#0000cc" style:font-name="Bitstream Charter" fo:font-size="10pt" officeooo:rsid="001b0a86" officeooo:paragraph-rsid="001b0a86" fo:background-color="transparent" style:font-size-asian="8.75pt" style:font-size-complex="10pt"/>
    </style:style>
    <style:style style:name="P15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style:font-name="Bitstream Charter" officeooo:rsid="001175d7" officeooo:paragraph-rsid="001956e3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Bitstream Charter" officeooo:rsid="001175d7" officeooo:paragraph-rsid="001956e3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1.101cm" style:auto-text-indent="false" style:page-number="auto" fo:background-color="transparent">
        <style:tab-stops>
          <style:tab-stop style:position="1.191cm"/>
        </style:tab-stops>
      </style:paragraph-properties>
      <style:text-properties style:font-name="Bitstream Charter" officeooo:rsid="000f8fec" officeooo:paragraph-rsid="000f8fec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Bitstream Charter" officeooo:rsid="000f8fec" officeooo:paragraph-rsid="000f8fec"/>
    </style:style>
    <style:style style:name="P19" style:family="paragraph" style:parent-style-name="Footer">
      <style:paragraph-properties fo:margin-left="0cm" fo:margin-right="0cm" fo:text-align="center" style:justify-single-word="false" fo:text-indent="0cm" style:auto-text-indent="false"/>
      <style:text-properties officeooo:paragraph-rsid="0026a9ae"/>
    </style:style>
    <style:style style:name="P20" style:family="paragraph" style:parent-style-name="Footer">
      <style:paragraph-properties fo:text-align="start" style:justify-single-word="false"/>
      <style:text-properties fo:color="#999999" style:font-name="Bitstream Charter" fo:font-size="11pt" style:text-underline-style="solid" style:text-underline-width="auto" style:text-underline-color="font-color" fo:font-weight="normal" officeooo:rsid="00172264" officeooo:paragraph-rsid="00172264" style:font-size-asian="11pt" style:font-weight-asian="normal" style:font-size-complex="11pt" style:font-weight-complex="normal"/>
    </style:style>
    <style:style style:name="P21" style:family="paragraph" style:parent-style-name="Footer">
      <style:paragraph-properties fo:text-align="center" style:justify-single-word="false"/>
      <style:text-properties style:font-name="Bitstream Charter" officeooo:rsid="000f0875" officeooo:paragraph-rsid="00172264"/>
    </style:style>
    <style:style style:name="P22" style:family="paragraph" style:parent-style-name="Standard" style:list-style-name="L1">
      <style:paragraph-properties fo:text-align="center" style:justify-single-word="false"/>
      <style:text-properties fo:color="#800000" style:font-name="Bitstream Charter" fo:font-size="18pt" fo:font-weight="bold" officeooo:rsid="001524f2" officeooo:paragraph-rsid="001524f2" style:font-size-asian="18pt" style:font-weight-asian="bold" style:font-size-complex="18pt" style:font-weight-complex="bold"/>
    </style:style>
    <style:style style:name="P23" style:family="paragraph" style:parent-style-name="Standard" style:list-style-name="L1">
      <style:paragraph-properties fo:text-align="center" style:justify-single-word="false">
        <style:tab-stops>
          <style:tab-stop style:position="1.032cm"/>
        </style:tab-stops>
      </style:paragraph-properties>
      <style:text-properties style:font-name="Bitstream Charter" fo:font-size="11pt" fo:font-weight="bold" officeooo:rsid="001524f2" officeooo:paragraph-rsid="001524f2" style:font-size-asian="11pt" style:font-weight-asian="bold" style:font-size-complex="11pt" style:font-weight-complex="bold"/>
    </style:style>
    <style:style style:name="P24" style:family="paragraph" style:parent-style-name="Standard" style:list-style-name="L2">
      <style:text-properties style:font-name="Bitstream Charter" fo:font-weight="bold" officeooo:rsid="000f8fec" officeooo:paragraph-rsid="000f8fec" style:font-weight-asian="bold" style:font-weight-complex="bold"/>
    </style:style>
    <style:style style:name="P25" style:family="paragraph" style:parent-style-name="Standard" style:list-style-name="L4">
      <style:paragraph-properties style:line-height-at-least="0.503cm"/>
      <style:text-properties style:font-name="Bitstream Charter" fo:font-weight="bold" officeooo:rsid="000f8fec" officeooo:paragraph-rsid="001956e3" style:font-weight-asian="bold" style:font-weight-complex="bold"/>
    </style:style>
    <style:style style:name="P26" style:family="paragraph" style:parent-style-name="Standard" style:list-style-name="L3">
      <loext:graphic-properties draw:fill="none"/>
      <style:paragraph-properties fo:background-color="transparent"/>
      <style:text-properties style:font-name="Bitstream Charter" officeooo:rsid="000f8fec" officeooo:paragraph-rsid="00261d80"/>
    </style:style>
    <style:style style:name="P27" style:family="paragraph" style:parent-style-name="Standard" style:list-style-name="L5">
      <loext:graphic-properties draw:fill="none"/>
      <style:paragraph-properties fo:background-color="transparent"/>
      <style:text-properties style:font-name="Bitstream Charter" officeooo:rsid="0011f37b" officeooo:paragraph-rsid="001956e3"/>
    </style:style>
    <style:style style:name="P28" style:family="paragraph" style:parent-style-name="Standard" style:list-style-name="L6">
      <loext:graphic-properties draw:fill="none"/>
      <style:paragraph-properties fo:background-color="transparent"/>
      <style:text-properties style:font-name="Bitstream Charter" officeooo:rsid="0011f37b" officeooo:paragraph-rsid="001956e3"/>
    </style:style>
    <style:style style:name="P29" style:family="paragraph" style:parent-style-name="Standard" style:list-style-name="L6">
      <loext:graphic-properties draw:fill="none"/>
      <style:paragraph-properties fo:background-color="transparent"/>
      <style:text-properties style:font-name="Bitstream Charter" officeooo:rsid="001956e3" officeooo:paragraph-rsid="001956e3"/>
    </style:style>
    <style:style style:name="P30" style:family="paragraph" style:parent-style-name="Standard" style:list-style-name="L1">
      <style:paragraph-properties fo:text-align="center" style:justify-single-word="false"/>
      <style:text-properties style:font-name="Bitstream Charter" style:text-underline-style="solid" style:text-underline-width="auto" style:text-underline-color="font-color" officeooo:rsid="000f0875" officeooo:paragraph-rsid="000f0875"/>
    </style:style>
    <style:style style:name="P31" style:family="paragraph" style:parent-style-name="Standard" style:list-style-name="L1">
      <style:paragraph-properties fo:text-align="center" style:justify-single-word="false"/>
      <style:text-properties style:font-name="Bitstream Charter" officeooo:rsid="000f0875" officeooo:paragraph-rsid="000f0875"/>
    </style:style>
    <style:style style:name="P32" style:family="paragraph" style:parent-style-name="Standard">
      <style:text-properties style:font-name="Bitstream Charter" officeooo:rsid="00235e6e" officeooo:paragraph-rsid="00235e6e"/>
    </style:style>
    <style:style style:name="P33" style:family="paragraph" style:parent-style-name="Standard" style:list-style-name="L7">
      <style:text-properties style:font-name="Bitstream Charter" officeooo:rsid="0012853b" officeooo:paragraph-rsid="0012853b"/>
    </style:style>
    <style:style style:name="P34" style:family="paragraph" style:parent-style-name="Standard" style:list-style-name="L7">
      <style:text-properties style:font-name="Bitstream Charter" officeooo:rsid="001397fb" officeooo:paragraph-rsid="0012853b"/>
    </style:style>
    <style:style style:name="P35" style:family="paragraph" style:parent-style-name="Standard" style:list-style-name="L5">
      <loext:graphic-properties draw:fill="none"/>
      <style:paragraph-properties fo:background-color="transparent"/>
      <style:text-properties officeooo:paragraph-rsid="001956e3"/>
    </style:style>
    <style:style style:name="P36" style:family="paragraph" style:parent-style-name="Standard" style:list-style-name="L7">
      <style:text-properties officeooo:paragraph-rsid="001cf429"/>
    </style:style>
    <style:style style:name="P37" style:family="paragraph" style:parent-style-name="Standard" style:list-style-name="L3" style:master-page-name="">
      <loext:graphic-properties draw:fill="none"/>
      <style:paragraph-properties fo:margin-left="1.199cm" fo:margin-right="0cm" fo:text-indent="-0.4cm" style:auto-text-indent="false" style:page-number="auto" fo:background-color="transparent"/>
      <style:text-properties style:font-name="Bitstream Charter" officeooo:rsid="000f8fec" officeooo:paragraph-rsid="000f8fec"/>
    </style:style>
    <style:style style:name="P38" style:family="paragraph" style:parent-style-name="Standard" style:list-style-name="L3">
      <loext:graphic-properties draw:fill="none"/>
      <style:paragraph-properties fo:margin-left="1.199cm" fo:margin-right="0cm" fo:text-indent="-0.4cm" style:auto-text-indent="false" fo:background-color="transparent"/>
      <style:text-properties style:font-name="Bitstream Charter" officeooo:rsid="000f8fec" officeooo:paragraph-rsid="000f8fec"/>
    </style:style>
    <style:style style:name="P39" style:family="paragraph" style:parent-style-name="Standard" style:list-style-name="L3">
      <loext:graphic-properties draw:fill="none"/>
      <style:paragraph-properties fo:margin-left="1.199cm" fo:margin-right="0cm" fo:text-indent="-0.4cm" style:auto-text-indent="false" fo:background-color="transparent"/>
      <style:text-properties style:font-name="Bitstream Charter" officeooo:rsid="000f8fec" officeooo:paragraph-rsid="00261d80"/>
    </style:style>
    <style:style style:name="P40" style:family="paragraph" style:parent-style-name="Standard" style:list-style-name="L3" style:master-page-name="">
      <loext:graphic-properties draw:fill="none"/>
      <style:paragraph-properties fo:margin-left="1.101cm" fo:margin-right="0cm" fo:text-indent="0.801cm" style:auto-text-indent="false" style:page-number="auto" fo:background-color="transparent"/>
      <style:text-properties style:font-name="Bitstream Charter" officeooo:rsid="000f8fec" officeooo:paragraph-rsid="00261d80"/>
    </style:style>
    <style:style style:name="P41" style:family="paragraph" style:parent-style-name="Standard" style:list-style-name="L3" style:master-page-name="">
      <loext:graphic-properties draw:fill="none"/>
      <style:paragraph-properties fo:margin-left="0.801cm" fo:margin-right="0cm" fo:text-indent="0.7cm" style:auto-text-indent="false" style:page-number="auto" fo:background-color="transparent"/>
      <style:text-properties style:font-name="Bitstream Charter" officeooo:rsid="000f8fec" officeooo:paragraph-rsid="00261d80"/>
    </style:style>
    <style:style style:name="P42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color="#0000cc" style:font-name="Bitstream Charter" fo:font-size="10pt" officeooo:rsid="001b0a86" officeooo:paragraph-rsid="001b0a86" fo:background-color="transparent" style:font-size-asian="8.75pt" style:font-size-complex="10pt"/>
    </style:style>
    <style:style style:name="P43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color="#999999" style:font-name="Bitstream Charter" fo:font-size="11pt" fo:font-weight="normal" officeooo:rsid="001524f2" officeooo:paragraph-rsid="00172264" style:font-size-asian="11pt" style:font-weight-asian="normal" style:font-size-complex="11pt" style:font-weight-complex="normal"/>
    </style:style>
    <style:style style:name="T1" style:family="text">
      <style:text-properties fo:color="#999999" style:font-name="Bitstream Charter" fo:font-size="11pt" fo:font-weight="normal" officeooo:rsid="001524f2" style:font-size-asian="11pt" style:font-weight-asian="normal" style:font-size-complex="11pt" style:font-weight-complex="normal"/>
    </style:style>
    <style:style style:name="T2" style:family="text">
      <style:text-properties fo:color="#999999" style:font-name="Bitstream Charter" fo:font-size="11pt" fo:font-weight="normal" officeooo:rsid="00172264" style:font-size-asian="11pt" style:font-weight-asian="normal" style:font-size-complex="11pt" style:font-weight-complex="normal"/>
    </style:style>
    <style:style style:name="T3" style:family="text">
      <style:text-properties fo:color="#999999" style:font-name="Bitstream Charter" fo:font-size="11pt" fo:font-weight="normal" officeooo:rsid="0026a9ae" style:font-size-asian="11pt" style:font-weight-asian="normal" style:font-size-complex="11pt" style:font-weight-complex="normal"/>
    </style:style>
    <style:style style:name="T4" style:family="text">
      <style:text-properties fo:color="#999999" style:font-name="Bitstream Charter" fo:font-size="11pt" style:text-underline-style="solid" style:text-underline-width="auto" style:text-underline-color="font-color" fo:font-weight="normal" officeooo:rsid="001524f2" style:font-size-asian="11pt" style:font-weight-asian="normal" style:font-size-complex="11pt" style:font-weight-complex="normal"/>
    </style:style>
    <style:style style:name="T5" style:family="text">
      <style:text-properties fo:color="#999999" style:font-name="Bitstream Charter" fo:font-size="11pt" style:text-underline-style="solid" style:text-underline-width="auto" style:text-underline-color="font-color" fo:font-weight="normal" officeooo:rsid="00172264" style:font-size-asian="11pt" style:font-weight-asian="normal" style:font-size-complex="11pt" style:font-weight-complex="normal"/>
    </style:style>
    <style:style style:name="T6" style:family="text">
      <style:text-properties style:font-name="Bitstream Charter" officeooo:rsid="001175d7"/>
    </style:style>
    <style:style style:name="T7" style:family="text">
      <style:text-properties style:font-name="Bitstream Charter" officeooo:rsid="0011f37b"/>
    </style:style>
    <style:style style:name="T8" style:family="text">
      <style:text-properties style:font-name="Bitstream Charter" officeooo:rsid="0012853b"/>
    </style:style>
    <style:style style:name="T9" style:family="text">
      <style:text-properties style:font-name="Bitstream Charter" officeooo:rsid="001cf429"/>
    </style:style>
    <style:style style:name="T10" style:family="text">
      <style:text-properties officeooo:rsid="001524f2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officeooo:rsid="001b0a86"/>
    </style:style>
    <style:style style:name="T13" style:family="text">
      <style:text-properties officeooo:rsid="00203c85"/>
    </style:style>
    <style:style style:name="T14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5" style:family="text">
      <style:text-properties officeooo:rsid="00297af5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03c85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13438580060488963" text:style-name="L1">
        <text:list-header>
          <text:p text:style-name="P22"><text:span text:style-name="T11">RELATÓRIO</text:span> </text:p>
          <text:p text:style-name="P23">PROJETO FINAL SOPE </text:p>
          <text:p text:style-name="P23">14 – 05 – 2018</text:p>
        </text:list-header>
      </text:list>
      <text:p text:style-name="P43"/>
      <text:p text:style-name="P19"><text:span text:style-name="T1">Sofia Cardoso Martin</text:span><text:span text:style-name="T2">s </text:span><text:span text:style-name="T4">up20160603</text:span><text:span text:style-name="T5">3</text:span><text:span text:style-name="T1"> <text:s text:c="3"/></text:span></text:p>
      <text:p text:style-name="P19"><text:span text:style-name="T1">Margarida Ramos Pereira Silv</text:span><text:span text:style-name="T3">a </text:span><text:span text:style-name="T4">up201606214</text:span></text:p>
      <text:p text:style-name="P20"/>
      <text:p text:style-name="P20"/>
      <text:p text:style-name="P21"><text:span text:style-name="T14">ESTRUTURA DE MENSAGENS TROCADAS ENTRE CLIENTE E SERVIDOR</text:span> </text:p>
      <text:p text:style-name="P1"/>
      <text:list xml:id="list7935349904272169145" text:style-name="L2">
        <text:list-item>
          <text:p text:style-name="P24">cliente → servidor</text:p>
        </text:list-item>
      </text:list>
      <text:p text:style-name="P18"/>
      <text:p text:style-name="P17">O cliente deverá informar o servidor acerca:</text:p>
      <text:list xml:id="list4290925783263074007" text:style-name="L3">
        <text:list-item>
          <text:p text:style-name="P37">do seu pid</text:p>
        </text:list-item>
        <text:list-item>
          <text:p text:style-name="P38">do número de lugares que pretende reservar</text:p>
        </text:list-item>
        <text:list-item>
          <text:p text:style-name="P39">dos seus lugares de preferência</text:p>
          <text:p text:style-name="P26"/>
          <text:p text:style-name="P40">Tendo em vista esta necessidade, foi utilizada uma struct client_request. Os campos</text:p>
          <text:p text:style-name="P41">da struct são preenchidos para cada um dos clientes, sendo <text:s/>esta enviada através do fifo requests para ser posteriormente recolhida pelo servidor. </text:p>
        </text:list-item>
      </text:list>
      <text:p text:style-name="P12"/>
      <text:section text:style-name="Sect1" text:name="Secção1">
        <text:p text:style-name="P13">struct client_request {</text:p>
        <text:p text:style-name="P13">int client_pid;</text:p>
        <text:p text:style-name="P13">int num_wanted_seats;</text:p>
        <text:p text:style-name="P13">int preferences[MAX_CLI_SEATS];</text:p>
        <text:p text:style-name="P13">};</text:p>
      </text:section>
      <text:p text:style-name="P10"/>
      <text:list xml:id="list4964745571043010497" text:style-name="L4">
        <text:list-item>
          <text:p text:style-name="P25">servidor → cliente</text:p>
        </text:list-item>
      </text:list>
      <text:p text:style-name="P4"/>
      <text:p text:style-name="P16">O servidor poderá dar uma resposta ao cliente sempre que não ocorra um timeout do</text:p>
      <text:p text:style-name="P15"><text:span text:style-name="T15">mesmo</text:span>. Quando isto acontece, a resposta deverá ser constituída pelos seguintes</text:p>
      <text:p text:style-name="P15">parâmetros:</text:p>
      <text:p text:style-name="P15"/>
      <text:list xml:id="list4252493822773445808" text:style-name="L5">
        <text:list-item>
          <text:p text:style-name="P35"><text:span text:style-name="T6">estado da reserva: o estado pode variar entre -</text:span><text:span text:style-name="T7">1 e -6 (valores negativos denunciam a</text:span></text:p>
          <text:p text:style-name="P27">ocorrência de um erro e zero indica que a reserva foi bem sucedida).</text:p>
        </text:list-item>
      </text:list>
      <text:list xml:id="list5655400793768303178" text:style-name="L6">
        <text:list-item>
          <text:p text:style-name="P29">sequência de números inteiros em que o primeiro indica quantos lugares foram</text:p>
          <text:p text:style-name="P28">reservados e os seguintes constituem os números desses lugares.</text:p>
        </text:list-item>
      </text:list>
      <text:p text:style-name="P5"/>
      <text:p text:style-name="P14">struct server_answer {</text:p>
      <text:p text:style-name="P14">int state;</text:p>
      <text:p text:style-name="P14">int seats[MAX_CLI_SEATS+1];</text:p>
      <text:p text:style-name="P14">}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/>
      <text:list xml:id="list120326022470027" text:continue-list="list3013438580060488963" text:style-name="L1">
        <text:list-header>
          <text:p text:style-name="P30"><text:soft-page-break/><text:span text:style-name="T12">M</text:span>ECANISMOS DE SINCRONIZAÇÃO UTILIZADOS</text:p>
          <text:p text:style-name="P31"/>
        </text:list-header>
      </text:list>
      <text:p text:style-name="P9">De modo a assegurar a sincronização no acesso aos lugares (seats), são utilizados <text:span text:style-name="T16">mutexes</text:span> (um por cada lugar). Assim, sempre que uma thread precisa de obter o estado de um lugar (disponível ou indisponível), reservá-lo ou libertá-lo, terá de aguardar o desbloqueamento do mutex respetivo. Esta estratégia assegura que as múltiplas threads possam aceder a um lugar, desde que o mesmo lugar não esteja a ser acedido por uma outra. Por outro lado, há que <text:span text:style-name="T13">garantir que a escrita nos ficheiros não possa ser feita for múltiplos processos em simultâneo. Como tal, utilizaram-se quatro </text:span><text:span text:style-name="T17">mutexes</text:span><text:span text:style-name="T13">, um por cada ficheiro de texto. Um processo tentará adquirir o mutex anteriormente à escrita no ficheiro e libertá-lo-á quando terminar essa operação.</text:span></text:p>
      <text:p text:style-name="P32">Foi-nos também possível concluir que a receção de reservas pelo servidor e aquisição das mesmas pelas bilheteiras constitui um problema do tipo produtor-consumidor, no sentido em que o servidor pode alertar as bilheteiras para a existência de uma reserva ainda não processada, e só então uma das bilheteiras se poderá encarregar de processá-la. Atendendo a isto, optámos por usar dois <text:span text:style-name="T16">semáforos</text:span> (full e empty). Assim, o main thread aguarda que o semáforo empty esteja a zero para poder tentar recolher do fifo requests uma nova reserva, e assim que o fizer, incrementa o semáforo full. Cada uma das threads bilheteira tenta primeiro adquirir o <text:span text:style-name="T16">mutex</text:span> buffer_lock e só depois aguarda que o semáforo full esteja a um, momento em que poderá recolher uma reserva colocada num buffer e incrementar o semáforo empty. O mutex buffer_lock é utilizado para garantir que à chegada de uma nova reserva (semáforo full igual a um) apenas uma bilheteira livre tenha oportunidade de processá-la, evitando assim que múltiplas threads estejam a competir por uma mesma reserva.</text:p>
      <text:p text:style-name="P3"/>
      <text:list xml:id="list120327334453844" text:continue-numbering="true" text:style-name="L1">
        <text:list-header>
          <text:p text:style-name="P30"><text:span text:style-name="T12">E</text:span>NCERRAMENTO DO SERVIDOR</text:p>
        </text:list-header>
      </text:list>
      <text:p text:style-name="P6"/>
      <text:p text:style-name="P7">O encerramento do servidor é feito assim que termina o tempo de funcionamento das bilheteiras. Para a contagem desse tempo foi utilizada a chamada do sistema <text:span text:style-name="T16">alarm</text:span>() e instalado um signal handler para o sinal SIGALRM. A contagem do tempo inicia-se assim que as bilheteiras são colocadas em funcionamento (pthread_create()). </text:p>
      <text:p text:style-name="P7"/>
      <text:p text:style-name="P7">No signal handler (alarmHandler) são executadas as seguintes operações:</text:p>
      <text:p text:style-name="P6"/>
      <text:list xml:id="list7843582071044990361" text:style-name="L7">
        <text:list-item>
          <text:p text:style-name="P33">envio do<text:span text:style-name="T16"> sinal SIGTERM</text:span> a todas as threads bilheteira (pthread_kill)</text:p>
        </text:list-item>
        <text:list-item>
          <text:p text:style-name="P34">espera (através de pthread_join) pelo término da execução de todas as threads bilheteira (nota: relembrar que as bilheteiras que estão a executar um pedido não terminam de imediato. Estas apenas cessam funções quanto acabam de executar o pedido que estava ativo aquando da receção do sinal SIGTERM).</text:p>
        </text:list-item>
        <text:list-item>
          <text:p text:style-name="P36"><text:span text:style-name="T8">escrita da última linha do ficheiro slog.txt: </text:span><text:span text:style-name="T9">SERVER CLOSED</text:span><text:span text:style-name="T8"> </text:span></text:p>
        </text:list-item>
      </text:list>
      <text:p text:style-name="P11"/>
      <text:p text:style-name="P8">Para o controlo do fecho das bilheteiras foi instalado um signal handler para as threads: termHandler. Dentro desta função é colocada a true a <text:span text:style-name="T16">flag</text:span> closeTicketOffices, e é testado se a thread estava a processar uma reserva aquando da receção do sinal SIGTERM; se tal acontecer, a thread deverá retornar do signal handler e retomar o processamento (sendo que quando o terminar deverá ser impedida de receber uma nova reserva, através da já referida flag closeTicketOffices). <text:span text:style-name="T10">Após esta ocorrência, a thread deverá </text:span>registar o seu fecho no ficheiro slog.txt e terminar. <text:span text:style-name="T10">Estas últimas operações são também realizadas pelas threads que não estavam a processar nenhuma reser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4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54:13.885196717</meta:creation-date>
    <dc:date>2018-05-14T12:03:25.127705935</dc:date>
    <meta:editing-duration>PT45M55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722" meta:character-count="4550" meta:non-whitespace-character-count="3870"/>
  </office:meta>
</office:document-meta>
</file>